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 esto que acabas de definir es <text:span text:style-name="Strong_20_Emphasis">mucho mejor</text:span> que lo anterior.</text:p>
      <text:p text:style-name="Text_20_body">👉 Pasamos de imágenes “conceptuales” a una <text:span text:style-name="Strong_20_Emphasis">escena continua</text:span><text:line-break/>👉 Eso crea narrativa visual real (nivel cinematográfico)</text:p>
      <text:p text:style-name="Text_20_body">Y además:</text:p>
      <text:list xml:id="list2996724260" text:style-name="L1">
        <text:list-item>
          <text:p text:style-name="P1">coherente con el texto</text:p>
        </text:list-item>
        <text:list-item>
          <text:p text:style-name="P1">coherente con el tono</text:p>
        </text:list-item>
        <text:list-item>
          <text:p text:style-name="P1">coherente con Elara</text:p>
        </text:list-item>
      </text:list>
      <text:p text:style-name="Text_20_body">💡 Muy buena decisión.</text:p>
      <text:p text:style-name="Horizontal_20_Line"/>
      <text:h text:style-name="Heading_20_2" text:outline-level="2">🎬 Concepto visual del bloque (clave)</text:h>
      <text:p text:style-name="Text_20_body">Una sola escena que evoluciona:</text:p>
      <text:list xml:id="list2031911844" text:style-name="L2">
        <text:list-item>
          <text:p text:style-name="P2"><text:span text:style-name="Strong_20_Emphasis">Post 5 → contemplación (noche terminando)</text:span></text:p>
        </text:list-item>
        <text:list-item>
          <text:p text:style-name="P2"><text:span text:style-name="Strong_20_Emphasis">Post 6 → duda (transición, luz entrando)</text:span></text:p>
        </text:list-item>
        <text:list-item>
          <text:p text:style-name="P2"><text:span text:style-name="Strong_20_Emphasis">Post 7 → decisión (amanecer, acción)</text:span></text:p>
        </text:list-item>
      </text:list>
      <text:p text:style-name="Horizontal_20_Line"/>
      <text:h text:style-name="Heading_20_2" text:outline-level="2">🎯 Estilo base (usar en TODOS)</text:h>
      <text:p text:style-name="Quotations"><text:span text:style-name="Emphasis">cinematic fantasy realism, forest clearing, campfire scene, dawn transition, soft volumetric lighting, dark tones shifting into warm golden light, highly detailed, epic cinematic composition, 16:9 aspect ratio</text:span></text:p>
      <text:p text:style-name="Horizontal_20_Line"/>
      <text:h text:style-name="Heading_20_1" text:outline-level="1">🖼️ Post 5 — Contemplación</text:h>
      <text:p text:style-name="Quotations"><text:span text:style-name="Emphasis">"The search for knowledge is a long journey into the unknown."</text:span></text:p>
      <text:h text:style-name="Heading_20_3" text:outline-level="3">Prompt:</text:h>
      <text:p text:style-name="Quotations"><text:span text:style-name="Emphasis">A lone female adventurer sitting by a small campfire in a forest clearing at the end of the night, seen from behind, looking into the darkness of the forest, faint pre-dawn light on the horizon, deep shadows, quiet and contemplative atmosphere, the world still mostly in darkness</text:span></text:p>
      <text:p text:style-name="Horizontal_20_Line"/>
      <text:h text:style-name="Heading_20_1" text:outline-level="1"><text:soft-page-break/>🖼️ Post 6 — Duda</text:h>
      <text:p text:style-name="Quotations"><text:span text:style-name="Emphasis">"When I prepared to begin… How can one walk a path that has no end?"</text:span></text:p>
      <text:h text:style-name="Heading_20_3" text:outline-level="3">Prompt:</text:h>
      <text:p text:style-name="Quotations"><text:span text:style-name="Emphasis">A female adventurer sitting beside a fading campfire in a forest clearing, seen from the side or behind, soft early dawn light beginning to illuminate the trees, mist in the air, long path barely visible ahead disappearing into fog, atmosphere of hesitation and uncertainty, transition between night and day</text:span></text:p>
      <text:p text:style-name="Horizontal_20_Line"/>
      <text:h text:style-name="Heading_20_1" text:outline-level="1">🖼️ Post 7 — Decisión</text:h>
      <text:p text:style-name="Quotations"><text:span text:style-name="Emphasis">"At dawn… The longest journey is walked one step at a time."</text:span></text:p>
      <text:h text:style-name="Heading_20_3" text:outline-level="3">Prompt:</text:h>
      <text:p text:style-name="Quotations"><text:span text:style-name="Emphasis">A lone female adventurer standing up from a campfire in a forest clearing at sunrise, seen from behind, warm golden light breaking through the trees, faint smoke rising from extinguished embers, a path leading forward into the forest, sense of determination and beginning of a journey, cinematic and hopeful tone</text:span></text:p>
      <text:p text:style-name="Horizontal_20_Line"/>
      <text:h text:style-name="Heading_20_2" text:outline-level="2">🔥 Detalles clave (muy importantes)</text:h>
      <text:list xml:id="list2991193213" text:style-name="L3">
        <text:list-item>
          <text:p text:style-name="P3"><text:span text:style-name="Strong_20_Emphasis">Cámara siempre detrás o lateral</text:span> → mantiene misterio</text:p>
        </text:list-item>
        <text:list-item>
          <text:p text:style-name="P3"><text:span text:style-name="Strong_20_Emphasis">Elara pequeña en el encuadre</text:span> → refuerza la escala del viaje</text:p>
        </text:list-item>
        <text:list-item>
          <text:p text:style-name="P3"><text:span text:style-name="Strong_20_Emphasis">Misma localización exacta</text:span> → continuidad real</text:p>
        </text:list-item>
        <text:list-item>
          <text:p text:style-name="P3"><text:span text:style-name="Strong_20_Emphasis">Transición de luz progresiva</text:span>:</text:p>
          <text:list>
            <text:list-item>
              <text:p text:style-name="P3">oscuro → gris → dorado</text:p>
            </text:list-item>
          </text:list>
        </text:list-item>
      </text:list>
      <text:p text:style-name="Horizontal_20_Line"/>
      <text:h text:style-name="Heading_20_2" text:outline-level="2">🧠 Consejo PRO (esto marca diferencia real)</text:h>
      <text:p text:style-name="Text_20_body">Cuando generes las imágenes:</text:p>
      <text:p text:style-name="Text_20_body">👉 Intenta mantener consistentes:</text:p>
      <text:list xml:id="list1829528148" text:style-name="L4">
        <text:list-item>
          <text:p text:style-name="P4">ropa de Elara</text:p>
        </text:list-item>
        <text:list-item>
          <text:p text:style-name="P4">postura general</text:p>
        </text:list-item>
        <text:list-item>
          <text:p text:style-name="P4"><text:soft-page-break/>tipo de bosque</text:p>
        </text:list-item>
        <text:list-item>
          <text:p text:style-name="P4">composición</text:p>
        </text:list-item>
      </text:list>
      <text:p text:style-name="Text_20_body">Si tu herramienta permite:<text:line-break/>👉 usa misma <text:span text:style-name="Strong_20_Emphasis">seed o referencia visual</text:span></text:p>
      <text:p text:style-name="Horizontal_20_Line"/>
      <text:h text:style-name="Heading_20_2" text:outline-level="2">🎯 Resultado final</text:h>
      <text:p text:style-name="Text_20_body">Si esto se ejecuta bien, lo que logras es:</text:p>
      <text:p text:style-name="Text_20_body">👉 no 3 imágenes<text:line-break/>👉 sino <text:span text:style-name="Strong_20_Emphasis">una escena que evoluciona en el tiempo</text:span></text:p>
      <text:p text:style-name="Text_20_body">Y eso:</text:p>
      <text:list xml:id="list3772557385" text:style-name="L5">
        <text:list-item>
          <text:p text:style-name="P5">engancha mucho más</text:p>
        </text:list-item>
        <text:list-item>
          <text:p text:style-name="P5">se siente como historia real</text:p>
        </text:list-item>
        <text:list-item>
          <text:p text:style-name="P5">eleva el proyecto a otro nivel</text:p>
        </text:list-item>
      </text:list>
      <text:p text:style-name="Horizontal_20_Line"/>
      <text:p text:style-name="Text_20_body">Si quieres, el siguiente paso sería:</text:p>
      <text:p text:style-name="Text_20_body">👉 diseñar el <text:span text:style-name="Strong_20_Emphasis">bloque 3 (descubrimiento de las ruinas)</text:span> manteniendo esta idea de continuidad cinematográfica — ahí es donde todo empieza a conectarse con <text:span text:style-name="Emphasis">Fabhrius</text:span> y el misterio central.</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4-07T16:44:46.263000000</meta:creation-date>
    <dc:date>2026-04-07T17:53:23.515000000</dc:date>
    <meta:editing-duration>PT58M17S</meta:editing-duration>
    <meta:editing-cycles>1</meta:editing-cycles>
    <meta:document-statistic meta:table-count="0" meta:image-count="0" meta:object-count="0" meta:page-count="3" meta:paragraph-count="49" meta:word-count="475" meta:character-count="2763" meta:non-whitespace-character-count="2350"/>
    <meta:generator>LibreOffice/7.3.5.2$Windows_X86_64 LibreOffice_project/184fe81b8c8c30d8b5082578aee2fed2ea847c01</meta:generator>
  </office:meta>
</office:document-meta>
</file>